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5pt" officeooo:paragraph-rsid="002660a5" style:font-size-asian="15pt" style:font-size-complex="15pt"/>
    </style:style>
    <style:style style:name="P3" style:family="paragraph" style:parent-style-name="Standard">
      <style:text-properties style:font-name="FreeSans" officeooo:paragraph-rsid="002660a5"/>
    </style:style>
    <style:style style:name="P4" style:family="paragraph" style:parent-style-name="Standard">
      <style:text-properties fo:color="#ce93d8" loext:opacity="100%" style:font-name="FreeSans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ce93d8" loext:opacity="100%" style:font-name="FreeSans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e16173" loext:opacity="100%" style:font-name="FreeSans"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>
      <style:text-properties officeooo:paragraph-rsid="0023af2a"/>
    </style:style>
    <style:style style:name="P9" style:family="paragraph" style:parent-style-name="Standard" style:master-page-name="MP0">
      <style:paragraph-properties style:page-number="auto" fo:break-before="page"/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FreeSans" fo:font-size="15pt" fo:font-weight="bold" officeooo:rsid="002660a5" officeooo:paragraph-rsid="002660a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FreeSans" fo:font-size="15pt" fo:font-weight="bold" officeooo:rsid="002660a5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FreeSans" officeooo:rsid="002660a5" officeooo:paragraph-rsid="002660a5"/>
    </style:style>
    <style:style style:name="P14" style:family="paragraph" style:parent-style-name="Standard">
      <style:text-properties style:font-name="FreeSans" officeooo:rsid="002660a5"/>
    </style:style>
    <style:style style:name="P15" style:family="paragraph" style:parent-style-name="Standard">
      <style:text-properties style:font-name="FreeSans" fo:font-size="18pt" fo:font-weight="bold" officeooo:rsid="002660a5" officeooo:paragraph-rsid="002660a5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FreeSans" fo:font-size="18pt" fo:font-weight="bold" officeooo:rsid="002660a5" style:font-size-asian="18pt" style:font-weight-asian="bold" style:font-size-complex="18pt" style:font-weight-complex="bold"/>
    </style:style>
    <style:style style:name="T1" style:family="text">
      <style:text-properties style:font-name="FreeSans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/>
      <text:p text:style-name="P7">Thème 1: Exploration du passe géologique de la Terre</text:p>
      <text:p text:style-name="P6"/>
      <text:p text:style-name="P6">Chapitre 2 : La Terre depuis 250Ma</text:p>
      <text:p text:style-name="Standard"><text:span text:style-name="Police_20_par_20_défaut"><text:span text:style-name="T1"/></text:span></text:p>
      <text:p text:style-name="P5">I. De la Pangée à l’ouverture de l’Atlantique</text:p>
      <text:p text:style-name="P5"/>
      <text:p text:style-name="P4">1) Les traces de la Pangée en France</text:p>
      <text:p text:style-name="P1"/>
      <text:p text:style-name="P14">La Pangée; bloc continental unique toutes surfaces émergées durant Permien </text:p>
      <text:p text:style-name="P14">(-290 ; - 245Ma). Sa désagrégation commence début de l’ère secondaire (- 245Ma) jusqu’à nos jours. </text:p>
      <text:p text:style-name="P14"/>
      <text:p text:style-name="P14">On trouve des roches cristallines magmatiques et métamorphiques et une faible couverture sédimentaire datées de cette époque en France (Bretagne, Massif Central, Ardennes et Vosges) = existence chaîne de montagne a racine crustale profonde à l’origine du métamorphisme.</text:p>
      <text:p text:style-name="P14"/>
      <text:p text:style-name="P14">Au Permien existait une grande chaîne de collision au nord de la France: la chaîne hercynienne. On devrait alors y trouver des traces de la fermeture de l’océan préexistant.</text:p>
      <text:p text:style-name="P14"/>
      <text:p text:style-name="P14"/>
      <text:p text:style-name="P12">2) Les indices de l’ouverture océanique</text:p>
      <text:p text:style-name="P14"/>
      <text:p text:style-name="P14">Bordures des océans appelées marges passives; zones sismiquement peu actives avec nombreuses failles normales. Ces structures apparaissent lors de la formation d’un rift au niveau continental qui permet formation d’une lithosphère océanique et contribue à la naissance d’un océan.</text:p>
      <text:p text:style-name="P14"/>
      <text:p text:style-name="P14">On trouve des blocs basculés granitiques dans les Alpes, entre blocs basculés, sont localisés des sédiments de l’ère secondaire contenant des fossiles marins et a structure éventail = basculement progressif du bloc au cours du temps.</text:p>
      <text:p text:style-name="P14"/>
      <text:p text:style-name="P14"/>
      <text:p text:style-name="P14">On décrit les sédiments selon 3 groupes:</text:p>
      <text:p text:style-name="P14">- sédiments pré-rift se déposent avant la formation du rift.</text:p>
      <text:p text:style-name="P14">- sédiments syn-rift se déposent durant la formation du rift.</text:p>
      <text:p text:style-name="P14">- sédiments post-rift se déposent après la formation du rift au stade océan.</text:p>
      <text:p text:style-name="P14"/>
      <text:p text:style-name="P14"/>
      <text:p text:style-name="P14">L’Océan Alpin formé fin du Trias (-200 à -180Ma) s’est étendu jusqu’au milieu du Crétacé (-80Ma). </text:p>
      <text:p text:style-name="P14">On observe les mêmes caractéristiques dans le fossé rhénan un rift avorté durant l’Oligocène (-34 à -23Ma).</text:p>
      <text:p text:style-name="P14"><text:soft-page-break/>L’analyse des sédiments confirme donc l’existence d’un paléo-océan disparu.</text:p>
      <text:p text:style-name="P14"/>
      <text:p text:style-name="P14"/>
      <text:p text:style-name="P14"/>
      <text:p text:style-name="P16">II. Les ophiolites, témoins de la fermeture océanique</text:p>
      <text:p text:style-name="P12"/>
      <text:p text:style-name="P12">1) Caractéristiques et localisation</text:p>
      <text:p text:style-name="P14"/>
      <text:p text:style-name="P14">Les chaînes de montagnes présentent souvent les traces d’un domaine océanique disparu appelées ophiolites. </text:p>
      <text:p text:style-name="P14"/>
      <text:p text:style-name="P14"/>
      <text:p text:style-name="P12">2) Les témoins de la subduction</text:p>
      <text:p text:style-name="P14"/>
      <text:p text:style-name="P14">Les matériaux océaniques et continentaux montrent les traces d’un métamorphisme à grande profondeur au cours de la subduction.</text:p>
      <text:p text:style-name="P14"/>
      <text:p text:style-name="P14">Les gabbros formés au niveau de la dorsale subissent une série de transformations que l’on peut classer en 3 faciès à intensité de métamorphisme croissant :</text:p>
      <text:p text:style-name="P14"/>
      <text:p text:style-name="P14">- Le faciès schistes verts (métagabbros à actinote et chlorite) est issu d’une hydratation en s’éloignant de la dorsale, produit de la hornblende puis de la chlorite.</text:p>
      <text:p text:style-name="P14">La formation de ces minéraux est associées à un contexte métamorphique BP-BT.</text:p>
      <text:p text:style-name="P14">- Le faciès des schistes bleus (métagabbros à glaucophane) apparaît lorsque la pression augmente. La présence de glaucophane résulte d’une déshydratation dans un contexte HP-BT.</text:p>
      <text:p text:style-name="P14">- Le faciès des éclogites est caractérisé par la présence de grenat et de jadéite.</text:p>
      <text:p text:style-name="P14">Ce faciès se rencontre uniquement dans les zones de subduction et ses minéraux sont caractéristiques d’un contexte THP-MT associé également à une déshydratation des minéraux.</text:p>
      <text:p text:style-name="P14"/>
      <text:p text:style-name="P14"/>
      <text:p text:style-name="P12">Bilan</text:p>
      <text:p text:style-name="P14"/>
      <text:p text:style-name="P14">Les ophiolites résultent d’une transformation métamorphique d’intensité croissante du plancher océanique tout au long de la subduction puis d’un retour en surface au gré des mouvements tectoniques de la colli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yle_20_de_20_dessin_20_par_20_défaut" style:display-name="Style de dessin par défau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ext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itre_20_A4" style:display-name="Titr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En-tête_20_A4" style:display-name="En-tête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e_20_A4" style:display-name="Texte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/>
    </style:style>
    <style:style style:name="Titre_20_A0" style:display-name="Titr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En-tête_20_A0" style:display-name="En-tête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e_20_A0" style:display-name="Texte A0" style:family="paragraph" style:parent-style-name="A0">
      <style:paragraph-properties fo:hyphenation-ladder-count="no-limit"/>
      <style:text-properties fo:hyphenate="false" loext:hyphenation-no-caps="false"/>
    </style:style>
    <style:style style:name="Image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Formes" style:family="paragraph" style:parent-style-name="Image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/>
    </style:style>
    <style:style style:name="Plein" style:family="paragraph" style:parent-style-name="Formes">
      <style:paragraph-properties fo:hyphenation-ladder-count="no-limit"/>
      <style:text-properties fo:hyphenate="false" loext:hyphenation-no-caps="false"/>
    </style:style>
    <style:style style:name="Plein_20_bleu" style:display-name="Plein bleu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vert" style:display-name="Plein vert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rouge" style:display-name="Plein roug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Plein_20_jaune" style:display-name="Plein jaune" style:family="paragraph" style:parent-style-name="Plein">
      <style:paragraph-properties fo:hyphenation-ladder-count="no-limit"/>
      <style:text-properties fo:color="#ffffff" loext:opacity="100%" fo:hyphenate="false" loext:hyphenation-no-caps="false"/>
    </style:style>
    <style:style style:name="Contour" style:family="paragraph" style:parent-style-name="Formes">
      <style:paragraph-properties fo:hyphenation-ladder-count="no-limit"/>
      <style:text-properties fo:hyphenate="false" loext:hyphenation-no-caps="false"/>
    </style:style>
    <style:style style:name="Contour_20_bleu" style:display-name="Contour bleu" style:family="paragraph" style:parent-style-name="Contour">
      <style:paragraph-properties fo:hyphenation-ladder-count="no-limit"/>
      <style:text-properties fo:color="#355269" loext:opacity="100%" fo:hyphenate="false" loext:hyphenation-no-caps="false"/>
    </style:style>
    <style:style style:name="Contour_20_vert" style:display-name="Contour vert" style:family="paragraph" style:parent-style-name="Contour">
      <style:paragraph-properties fo:hyphenation-ladder-count="no-limit"/>
      <style:text-properties fo:color="#127622" loext:opacity="100%" fo:hyphenate="false" loext:hyphenation-no-caps="false"/>
    </style:style>
    <style:style style:name="Contour_20_rouge" style:display-name="Contour rouge" style:family="paragraph" style:parent-style-name="Contour">
      <style:paragraph-properties fo:hyphenation-ladder-count="no-limit"/>
      <style:text-properties fo:color="#c9211e" loext:opacity="100%" fo:hyphenate="false" loext:hyphenation-no-caps="false"/>
    </style:style>
    <style:style style:name="Contour_20_jaune" style:display-name="Contour jaune" style:family="paragraph" style:parent-style-name="Contour">
      <style:paragraph-properties fo:hyphenation-ladder-count="no-limit"/>
      <style:text-properties fo:color="#b47804" loext:opacity="100%" fo:hyphenate="false" loext:hyphenation-no-caps="false"/>
    </style:style>
    <style:style style:name="Lignes" style:family="paragraph" style:parent-style-name="Image">
      <style:paragraph-properties fo:hyphenation-ladder-count="no-limit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Ligne_20_fléchée" style:display-name="Ligne fléchée" style:family="paragraph" style:parent-style-name="Lignes">
      <style:paragraph-properties fo:hyphenation-ladder-count="no-limit"/>
      <style:text-properties fo:hyphenate="false" loext:hyphenation-no-caps="false"/>
    </style:style>
    <style:style style:name="Ligne_20_en_20_pointillés" style:display-name="Ligne en pointillés" style:family="paragraph" style:parent-style-name="Lignes">
      <style:paragraph-properties fo:hyphenation-ladder-count="no-limit"/>
      <style:text-properties fo:hyphenate="false" loext:hyphenation-no-caps="false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/>
      <style:text-properties fo:hyphenate="false" loext:hyphenation-no-caps="false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/>
      <style:text-properties fo:hyphenate="false" loext:hyphenation-no-caps="false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/>
      <style:text-properties fo:hyphenate="false" loext:hyphenation-no-caps="false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/>
      <style:text-properties fo:hyphenate="false" loext:hyphenation-no-caps="false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objekte" style:display-name="Diapositive de titre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iapositive_20_de_20_titre_7e_LT_7e_Hintergrund" style:display-name="Diapositive de titre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/>
    </style:style>
    <style:style style:name="Objets_20_d_27_arrière-plan" style:display-name="Objets d'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Arrière-plan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Plan_20_6" style:display-name="Plan 6" style:family="paragraph" style:parent-style-name="Plan_20_5">
      <style:paragraph-properties fo:hyphenation-ladder-count="no-limit"/>
      <style:text-properties fo:hyphenate="false" loext:hyphenation-no-caps="false"/>
    </style:style>
    <style:style style:name="Plan_20_7" style:display-name="Plan 7" style:family="paragraph" style:parent-style-name="Plan_20_6">
      <style:paragraph-properties fo:hyphenation-ladder-count="no-limit"/>
      <style:text-properties fo:hyphenate="false" loext:hyphenation-no-caps="false"/>
    </style:style>
    <style:style style:name="Plan_20_8" style:display-name="Plan 8" style:family="paragraph" style:parent-style-name="Plan_20_7">
      <style:paragraph-properties fo:hyphenation-ladder-count="no-limit"/>
      <style:text-properties fo:hyphenate="false" loext:hyphenation-no-caps="false"/>
    </style:style>
    <style:style style:name="Plan_20_9" style:display-name="Plan 9" style:family="paragraph" style:parent-style-name="Plan_20_8">
      <style:paragraph-properties fo:hyphenation-ladder-count="no-limit"/>
      <style:text-properties fo:hyphenate="false" loext:hyphenation-no-caps="false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/>
      <style:text-properties fo:font-size="18pt" style:font-size-asian="18pt" fo:hyphenate="false" loext:hyphenation-no-caps="false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/>
      <style:text-properties fo:hyphenate="false" loext:hyphenation-no-caps="false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/>
      <style:text-properties fo:hyphenate="false" loext:hyphenation-no-caps="false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/>
      <style:text-properties fo:hyphenate="false" loext:hyphenation-no-caps="false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/>
      <style:text-properties fo:hyphenate="false" loext:hyphenation-no-caps="false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/>
      <style:text-properties fo:hyphenate="false" loext:hyphenation-no-caps="false"/>
    </style:style>
    <style:style style:name="Titre_20_et_20_contenu_7e_LT_7e_Titel" style:display-name="Titre et contenu~LT~Titel" style:family="paragraph">
      <style:paragraph-properties style:line-height-at-least="0.139in" fo:hyphenation-ladder-count="no-limit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objekte" style:display-name="Titre et contenu~LT~Hintergrundobjekte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Titre_20_et_20_contenu_7e_LT_7e_Hintergrund" style:display-name="Titre et contenu~LT~Hintergrund" style:family="paragraph">
      <style:paragraph-properties fo:hyphenation-ladder-count="no-limit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2121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212121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12121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5T16:49:00Z</meta:creation-date>
    <dc:date>2024-05-04T18:51:36.138047017</dc:date>
    <meta:editing-cycles>55</meta:editing-cycles>
    <meta:editing-duration>PT49M54S</meta:editing-duration>
    <meta:document-statistic meta:table-count="0" meta:image-count="0" meta:object-count="0" meta:page-count="2" meta:paragraph-count="31" meta:word-count="499" meta:character-count="3254" meta:non-whitespace-character-count="2782"/>
    <meta:template xlink:type="simple" xlink:actuate="onRequest" xlink:title="" xlink:href="Normal.dotm"/>
  </office:meta>
</office:document-meta>
</file>